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8471f" style:font-name="Andale Mono" officeooo:rsid="00024f3d" officeooo:paragraph-rsid="00024f3d"/>
    </style:style>
    <style:style style:name="P2" style:family="paragraph" style:parent-style-name="Standard">
      <style:text-properties style:font-name="Andale Mono" officeooo:rsid="00024f3d" officeooo:paragraph-rsid="00024f3d"/>
    </style:style>
    <style:style style:name="P3" style:family="paragraph" style:parent-style-name="Standard">
      <style:text-properties style:font-name="Andale Mono" officeooo:rsid="0005c49e" officeooo:paragraph-rsid="0005c49e"/>
    </style:style>
    <style:style style:name="P4" style:family="paragraph" style:parent-style-name="Standard">
      <style:text-properties style:font-name="Andale Mono" officeooo:rsid="0005c49e" officeooo:paragraph-rsid="000ad563"/>
    </style:style>
    <style:style style:name="P5" style:family="paragraph" style:parent-style-name="Standard">
      <style:text-properties style:font-name="Andale Mono" officeooo:rsid="0005c49e" officeooo:paragraph-rsid="000c4749"/>
    </style:style>
    <style:style style:name="P6" style:family="paragraph" style:parent-style-name="Standard">
      <style:text-properties style:font-name="Andale Mono" officeooo:rsid="0001d7e4" officeooo:paragraph-rsid="0001d7e4"/>
    </style:style>
    <style:style style:name="P7" style:family="paragraph" style:parent-style-name="Standard">
      <style:text-properties style:font-name="Andale Mono" officeooo:rsid="00054fa6" officeooo:paragraph-rsid="00054fa6"/>
    </style:style>
    <style:style style:name="P8" style:family="paragraph" style:parent-style-name="Standard">
      <style:text-properties officeooo:paragraph-rsid="00024f3d"/>
    </style:style>
    <style:style style:name="P9" style:family="paragraph" style:parent-style-name="Standard">
      <style:text-properties fo:color="#127622" officeooo:paragraph-rsid="00024f3d"/>
    </style:style>
    <style:style style:name="P10" style:family="paragraph" style:parent-style-name="Standard">
      <style:text-properties fo:color="#127622" style:font-name="Andale Mono" officeooo:rsid="00024f3d" officeooo:paragraph-rsid="00024f3d"/>
    </style:style>
    <style:style style:name="P11" style:family="paragraph" style:parent-style-name="Standard">
      <style:text-properties fo:color="#127622" style:font-name="Andale Mono" officeooo:rsid="000901b0" officeooo:paragraph-rsid="000901b0"/>
    </style:style>
    <style:style style:name="P12" style:family="paragraph" style:parent-style-name="Standard">
      <style:text-properties fo:color="#127622" style:font-name="Andale Mono" officeooo:rsid="0009f49f" officeooo:paragraph-rsid="0009f49f"/>
    </style:style>
    <style:style style:name="P13" style:family="paragraph" style:parent-style-name="Standard">
      <style:text-properties fo:color="#127622" style:font-name="Andale Mono" officeooo:rsid="000ad563" officeooo:paragraph-rsid="000ad563"/>
    </style:style>
    <style:style style:name="P14" style:family="paragraph" style:parent-style-name="Standard">
      <style:paragraph-properties fo:text-align="start" style:justify-single-word="false"/>
      <style:text-properties fo:color="#127622" style:font-name="Andale Mono" officeooo:rsid="000ad563" officeooo:paragraph-rsid="000ad563"/>
    </style:style>
    <style:style style:name="P15" style:family="paragraph" style:parent-style-name="Standard">
      <style:text-properties fo:color="#127622" style:font-name="Andale Mono" officeooo:rsid="000ad563" officeooo:paragraph-rsid="000df2f7"/>
    </style:style>
    <style:style style:name="P16" style:family="paragraph" style:parent-style-name="Standard">
      <style:text-properties fo:color="#127622" fo:font-weight="bold" officeooo:rsid="0008abad" officeooo:paragraph-rsid="00024f3d" style:font-weight-asian="bold" style:font-weight-complex="bold"/>
    </style:style>
    <style:style style:name="P17" style:family="paragraph" style:parent-style-name="Standard">
      <style:text-properties fo:color="#127622" fo:font-weight="bold" officeooo:rsid="0008abad" officeooo:paragraph-rsid="000df2f7" style:font-weight-asian="bold" style:font-weight-complex="bold"/>
    </style:style>
    <style:style style:name="P18" style:family="paragraph" style:parent-style-name="Standard">
      <style:text-properties fo:color="#127622" fo:font-size="13pt" fo:font-weight="bold" officeooo:rsid="0008abad" officeooo:paragraph-rsid="0008abad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127622" fo:font-size="13pt" fo:font-weight="bold" officeooo:paragraph-rsid="0008abad" style:font-size-asian="13pt" style:font-weight-asian="bold" style:font-size-complex="13pt" style:font-weight-complex="bold"/>
    </style:style>
    <style:style style:name="P20" style:family="paragraph" style:parent-style-name="Standard">
      <style:text-properties officeooo:paragraph-rsid="0001d7e4"/>
    </style:style>
    <style:style style:name="P21" style:family="paragraph" style:parent-style-name="Standard">
      <style:text-properties officeooo:paragraph-rsid="0005c49e"/>
    </style:style>
    <style:style style:name="P22" style:family="paragraph" style:parent-style-name="Standard">
      <style:text-properties officeooo:paragraph-rsid="000ad563"/>
    </style:style>
    <style:style style:name="P23" style:family="paragraph" style:parent-style-name="Standard">
      <style:text-properties officeooo:paragraph-rsid="000901b0"/>
    </style:style>
    <style:style style:name="P24" style:family="paragraph" style:parent-style-name="Standard">
      <style:text-properties officeooo:paragraph-rsid="000c4749"/>
    </style:style>
    <style:style style:name="T1" style:family="text">
      <style:text-properties fo:color="#a7074b" fo:font-weight="bold" style:font-weight-asian="bold" style:font-weight-complex="bold"/>
    </style:style>
    <style:style style:name="T2" style:family="text">
      <style:text-properties fo:color="#a7074b" fo:font-weight="bold" officeooo:rsid="00054fa6" style:font-weight-asian="bold" style:font-weight-complex="bold"/>
    </style:style>
    <style:style style:name="T3" style:family="text">
      <style:text-properties fo:color="#a7074b" style:font-name="Andale Mono" fo:font-weight="bold" officeooo:rsid="00024f3d" style:font-weight-asian="bold" style:font-weight-complex="bold"/>
    </style:style>
    <style:style style:name="T4" style:family="text">
      <style:text-properties fo:color="#a7074b" style:font-name="Andale Mono" fo:font-weight="bold" officeooo:rsid="00054fa6" style:font-weight-asian="bold" style:font-weight-complex="bold"/>
    </style:style>
    <style:style style:name="T5" style:family="text">
      <style:text-properties fo:color="#a7074b" style:font-name="Andale Mono" fo:font-weight="bold" officeooo:rsid="0005c49e" style:font-weight-asian="bold" style:font-weight-complex="bold"/>
    </style:style>
    <style:style style:name="T6" style:family="text">
      <style:text-properties fo:color="#a7074b" style:font-name="Andale Mono" fo:font-weight="bold" officeooo:rsid="00054fa6" fo:background-color="transparent" loext:char-shading-value="0" style:font-weight-asian="bold" style:font-weight-complex="bold"/>
    </style:style>
    <style:style style:name="T7" style:family="text">
      <style:text-properties fo:color="#a7074b" style:font-name="Andale Mono" officeooo:rsid="00024f3d"/>
    </style:style>
    <style:style style:name="T8" style:family="text">
      <style:text-properties fo:color="#a7074b" style:font-name="Andale Mono" officeooo:rsid="0003ba3e"/>
    </style:style>
    <style:style style:name="T9" style:family="text">
      <style:text-properties fo:color="#2a6099" style:font-name="Andale Mono" officeooo:rsid="00024f3d"/>
    </style:style>
    <style:style style:name="T10" style:family="text">
      <style:text-properties fo:color="#2a6099" style:font-name="Andale Mono" officeooo:rsid="0003ba3e"/>
    </style:style>
    <style:style style:name="T11" style:family="text">
      <style:text-properties officeooo:rsid="00024f3d"/>
    </style:style>
    <style:style style:name="T12" style:family="text">
      <style:text-properties style:font-name="Andale Mono"/>
    </style:style>
    <style:style style:name="T13" style:family="text">
      <style:text-properties style:font-name="Andale Mono" officeooo:rsid="0001d7e4"/>
    </style:style>
    <style:style style:name="T14" style:family="text">
      <style:text-properties style:font-name="Andale Mono" fo:font-weight="bold" officeooo:rsid="00024f3d" style:font-weight-asian="bold" style:font-weight-complex="bold"/>
    </style:style>
    <style:style style:name="T15" style:family="text">
      <style:text-properties style:font-name="Andale Mono" fo:font-weight="bold" officeooo:rsid="0003ba3e" style:font-weight-asian="bold" style:font-weight-complex="bold"/>
    </style:style>
    <style:style style:name="T16" style:family="text">
      <style:text-properties style:font-name="Andale Mono" officeooo:rsid="00024f3d"/>
    </style:style>
    <style:style style:name="T17" style:family="text">
      <style:text-properties style:font-name="Andale Mono" officeooo:rsid="0003ba3e"/>
    </style:style>
    <style:style style:name="T18" style:family="text">
      <style:text-properties style:font-name="Andale Mono" officeooo:rsid="0005c49e"/>
    </style:style>
    <style:style style:name="T19" style:family="text">
      <style:text-properties style:font-name="Andale Mono" officeooo:rsid="0008abad"/>
    </style:style>
    <style:style style:name="T20" style:family="text">
      <style:text-properties style:font-name="Andale Mono" officeooo:rsid="000901b0"/>
    </style:style>
    <style:style style:name="T21" style:family="text">
      <style:text-properties style:font-name="Andale Mono" fo:font-weight="normal" style:font-weight-asian="normal" style:font-weight-complex="normal"/>
    </style:style>
    <style:style style:name="T22" style:family="text">
      <style:text-properties style:font-name="Andale Mono" fo:font-weight="normal" officeooo:rsid="00024f3d" style:font-weight-asian="normal" style:font-weight-complex="normal"/>
    </style:style>
    <style:style style:name="T23" style:family="text">
      <style:text-properties fo:color="#28471f" style:font-name="Andale Mono" officeooo:rsid="00024f3d"/>
    </style:style>
    <style:style style:name="T24" style:family="text">
      <style:text-properties fo:color="#127622" style:font-name="Andale Mono" fo:font-weight="normal" officeooo:rsid="0009f49f" style:font-weight-asian="normal" style:font-weight-complex="normal"/>
    </style:style>
    <style:style style:name="T25" style:family="text">
      <style:text-properties fo:color="#127622" style:font-name="Andale Mono" fo:font-weight="normal" officeooo:rsid="000a6c6b" style:font-weight-asian="normal" style:font-weight-complex="normal"/>
    </style:style>
    <style:style style:name="T26" style:family="text">
      <style:text-properties fo:color="#127622" style:font-name="Andale Mono" fo:font-weight="normal" officeooo:rsid="000c4749" style:font-weight-asian="normal" style:font-weight-complex="normal"/>
    </style:style>
    <style:style style:name="T27" style:family="text">
      <style:text-properties fo:color="#127622" style:font-name="Andale Mono" officeooo:rsid="0009f49f"/>
    </style:style>
    <style:style style:name="T28" style:family="text">
      <style:text-properties fo:color="#127622" style:font-name="Andale Mono" officeooo:rsid="000a6c6b"/>
    </style:style>
    <style:style style:name="T29" style:family="text">
      <style:text-properties fo:color="#127622" style:font-name="Andale Mono" officeooo:rsid="000ad563"/>
    </style:style>
    <style:style style:name="T30" style:family="text">
      <style:text-properties fo:color="#127622" style:font-name="Andale Mono" officeooo:rsid="00024f3d"/>
    </style:style>
    <style:style style:name="T31" style:family="text">
      <style:text-properties fo:color="#127622" style:font-name="Andale Mono" officeooo:rsid="000c4749"/>
    </style:style>
    <style:style style:name="T32" style:family="text">
      <style:text-properties fo:color="#127622" officeooo:rsid="0009f49f"/>
    </style:style>
    <style:style style:name="T33" style:family="text">
      <style:text-properties fo:color="#127622" officeooo:rsid="000a6c6b"/>
    </style:style>
    <style:style style:name="T34" style:family="text">
      <style:text-properties fo:color="#127622" fo:font-weight="normal" officeooo:rsid="000a6c6b" style:font-weight-asian="normal" style:font-weight-complex="normal"/>
    </style:style>
    <style:style style:name="T35" style:family="text">
      <style:text-properties fo:color="#127622" fo:font-weight="normal" officeooo:rsid="000c4749" style:font-weight-asian="normal" style:font-weight-complex="normal"/>
    </style:style>
    <style:style style:name="T36" style:family="text">
      <style:text-properties fo:color="#127622" officeooo:rsid="000ad563"/>
    </style:style>
    <style:style style:name="T37" style:family="text">
      <style:text-properties fo:color="#127622" officeooo:rsid="000c4749"/>
    </style:style>
    <style:style style:name="T38" style:family="text">
      <style:text-properties officeooo:rsid="000ad563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officeooo:rsid="000c4749"/>
    </style:style>
    <style:style style:name="T41" style:family="text">
      <style:text-properties officeooo:rsid="000df2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2"/></text:p>
      <text:p text:style-name="P18"><text:span text:style-name="T20"># </text:span><text:span text:style-name="T16">R</text:span><text:span text:style-name="T12">affi Dillanchian - 951811193016</text:span></text:p>
      <text:p text:style-name="P19"><text:span text:style-name="T20"># </text:span><text:span text:style-name="T19">Mohammad Hossein Komeili - 951811193033</text:span></text:p>
      <text:p text:style-name="P17"><text:span text:style-name="T20"># </text:span><text:span text:style-name="T16">addScore function </text:span><text:span text:style-name="T22">and its</text:span><text:span text:style-name="T16"> Unit Test</text:span></text:p>
      <text:p text:style-name="P9"><text:span text:style-name="T16"/></text:p>
      <text:p text:style-name="P8"><text:span text:style-name="T9">Import </text:span><text:span text:style-name="T10">{</text:span><text:span text:style-name="T7">writer , </text:span><text:span text:style-name="T8">read}</text:span><text:span text:style-name="T9"> from </text:span><text:span text:style-name="T23">databaseHandler</text:span></text:p>
      <text:p text:style-name="P1"/>
      <text:p text:style-name="P10"/>
      <text:p text:style-name="P11"># addScore function takes teamId as an argument (parameter) and add 5 <text:span text:style-name="T38"><text:s/></text:span>to its score</text:p>
      <text:p text:style-name="P23"/>
      <text:p text:style-name="P20"><text:span text:style-name="T9">function</text:span><text:span text:style-name="T13"> </text:span><text:span text:style-name="T5">add</text:span><text:span text:style-name="T3">Score</text:span><text:span text:style-name="T13">(</text:span><text:span text:style-name="T16"> </text:span><text:span text:style-name="T14">teamID</text:span><text:span text:style-name="T13"> ){</text:span></text:p>
      <text:p text:style-name="P6"/>
      <text:p text:style-name="P8"><text:span text:style-name="T16"><text:tab/>teams = </text:span><text:span text:style-name="T4">getTeams() <text:s/></text:span><text:span text:style-name="T24"># getTeams() returns array of teams</text:span></text:p>
      <text:p text:style-name="P8"><text:span text:style-name="T16"><text:tab/>score = teams[teamID].</text:span><text:span text:style-name="T17">score </text:span><text:span text:style-name="T27">#stor</text:span><text:span text:style-name="T28">ing</text:span><text:span text:style-name="T27"> score of team </text:span><text:span text:style-name="T28">having </text:span><text:span text:style-name="T27">teamID </text:span></text:p>
      <text:p text:style-name="P2"/>
      <text:p text:style-name="P2"><text:tab/>newScore = score + 5 <text:span text:style-name="T32"># adding 5 units to prevoius score</text:span></text:p>
      <text:p text:style-name="P2"/>
      <text:p text:style-name="P22"><text:span text:style-name="T6"><text:tab/>setTeamScore</text:span><text:span text:style-name="T16">( </text:span><text:span text:style-name="T15">teamID</text:span><text:span text:style-name="T16">, </text:span><text:span text:style-name="T14">newScore </text:span><text:span text:style-name="T16">) </text:span></text:p>
      <text:p text:style-name="P24"><text:span text:style-name="T30"><text:tab/></text:span><text:span text:style-name="T27"># apply</text:span><text:span text:style-name="T29">ing</text:span><text:span text:style-name="T27"> changes </text:span><text:span text:style-name="T31">by call</text:span><text:span text:style-name="T27">ing setTeamScore function </text:span><text:span text:style-name="T29">by teamID <text:tab/> and newScore</text:span></text:p>
      <text:p text:style-name="P6"/>
      <text:p text:style-name="P6">}</text:p>
      <text:p text:style-name="P6"/>
      <text:p text:style-name="P12"># Unit Test for addScore()</text:p>
      <text:p text:style-name="P6"/>
      <text:p text:style-name="P7">function <text:span text:style-name="T1">AddScoreTest</text:span>(){</text:p>
      <text:p text:style-name="P3"/>
      <text:p text:style-name="P21"><text:span text:style-name="T18"><text:tab/>teamID = 1 </text:span><text:span text:style-name="T28"># a sample teamID in order to test addScore</text:span></text:p>
      <text:p text:style-name="P22"><text:span text:style-name="T16"><text:tab/>teams = </text:span><text:span text:style-name="T4">getTeams() </text:span><text:span text:style-name="T25"># </text:span><text:span text:style-name="T26">calling</text:span><text:span text:style-name="T25"> getTeams() to get array of teams</text:span></text:p>
      <text:p text:style-name="P22"><text:span text:style-name="T16"><text:tab/>score = teams[</text:span><text:span text:style-name="T18">teamID].</text:span><text:span text:style-name="T17">score </text:span><text:span text:style-name="T28">#storing score of team having teamID</text:span></text:p>
      <text:p text:style-name="P3"><text:tab/>addScore( teamID ) <text:span text:style-name="T33"># </text:span><text:span text:style-name="T37">call</text:span><text:span text:style-name="T33"> addScore function </text:span><text:span text:style-name="T37">on teamID</text:span></text:p>
      <text:p text:style-name="P3"/>
      <text:p text:style-name="P4"><text:span text:style-name="T11"><text:tab/>teams = </text:span><text:span text:style-name="T2">getTeams() </text:span><text:span text:style-name="T34"># </text:span><text:span text:style-name="T35">calling </text:span><text:span text:style-name="T34">getTeams() to get array of teams <text:tab/></text:span><text:span text:style-name="T35"> </text:span><text:span text:style-name="T34">again</text:span></text:p>
      <text:p text:style-name="P21"><text:span text:style-name="T18"/></text:p>
      <text:p text:style-name="P21"><text:span text:style-name="T18"><text:tab/>updatedS</text:span><text:span text:style-name="T16">core = teams[</text:span><text:span text:style-name="T18">teamID].</text:span><text:span text:style-name="T17">score </text:span><text:span text:style-name="T29"># storing updated team score</text:span></text:p>
      <text:p text:style-name="P5"><text:tab/></text:p>
      <text:p text:style-name="P5"><text:tab/>Assert.AreEqual( score + 5, updatedS<text:span text:style-name="T11">core </text:span>)</text:p>
      <text:p text:style-name="P4"/>
      <text:p text:style-name="P4"><text:span text:style-name="T36"><text:tab/># check</text:span><text:span text:style-name="T37">ing</text:span><text:span text:style-name="T36"> equality of updatedScore and score </text:span><text:span text:style-name="T37">+ </text:span><text:span text:style-name="T36">5 </text:span><text:span text:style-name="T37">by </text:span><text:span text:style-name="T36">using <text:tab/></text:span><text:span text:style-name="T37"> </text:span><text:span text:style-name="T36">Assert.AreEqual</text:span><text:span text:style-name="T37">() and</text:span><text:span text:style-name="T36"> The output will be True if addScore function do</text:span><text:span text:style-name="T37">es</text:span><text:span text:style-name="T36"> its job correctly</text:span></text:p>
      <text:p text:style-name="P7"/>
      <text:p text:style-name="P7">}</text:p>
      <text:p text:style-name="P14"># توضیحات فارسی</text:p>
      <text:p text:style-name="P14"><text:soft-page-break/># </text:p>
      <text:p text:style-name="P14"># <text:span text:style-name="T39">Function: <text:s text:c="5"/></text:span></text:p>
      <text:p text:style-name="P14">#</text:p>
      <text:p text:style-name="P14"># تابع نوشته شده با گرفتن شماره یا آی دی تیم, به امتیاز آن تیم 5 واحد اضافه میکند</text:p>
      <text:p text:style-name="P14">#</text:p>
      <text:p text:style-name="P14"># برای این منظور ابتدا تابعی را که اطلاعات تیم ها را بازمیگرداند صدا میزند </text:p>
      <text:p text:style-name="P14"># (getTeams())</text:p>
      <text:p text:style-name="P13">#</text:p>
      <text:p text:style-name="P13"># سپس با استفاده از آرگومان ورودی, امتیاز تیم داده شده را 5 واحد اضافه میکند<text:line-break/>#<text:line-break/># در نهایت با استفاده از تابعی که امتیاز تیم ها را تغییر میدهد, امتیاز جدید را برای تیم ثبت میکند</text:p>
      <text:p text:style-name="P13"># (setTeamScore())<text:line-break/>#</text:p>
      <text:p text:style-name="P15"># <text:span text:style-name="T39">Test: <text:s text:c="9"/></text:span><text:line-break/>#<text:line-break/># در قسمت تست ابتدا یک شماره فرضی به عنوان شماره آی دی تیم در نظر میگیریم<text:line-break/>#<text:line-break/># <text:span text:style-name="T40">با استفاده از تابعی آرایه ی تیم ها را میگیریم</text:span><text:line-break/># <text:span text:style-name="T40">(getTeams())</text:span><text:line-break/>#<text:line-break/># <text:span text:style-name="T40">امتیاز تیم دلخواه را از آرایه پیدا و ذخیره میکنیم</text:span><text:line-break/>#<text:line-break/># <text:span text:style-name="T40">تابع نوشته شده را برای تست کردن کارایی آن روی تیم صدا میزنیم </text:span><text:line-break/>#<text:line-break/># <text:span text:style-name="T41">دوباره آرایه تیم ها را از خروجی تابع میگیریم تا به امتیاز جدید تیم را بدست آوریم </text:span><text:line-break/>#<text:line-break/># <text:span text:style-name="T41">در آخر با استفاده از تابع</text:span><text:line-break/># <text:span text:style-name="T41">Assert.AreEqual()</text:span></text:p>
      <text:p text:style-name="P15"><text:span text:style-name="T41"># چک میکنیم که امتیاز قبلی به علاوه 5 با امتیاز جدید تیم برابر باشد و در اینصورت خروجی صحیح </text:span><text:line-break/># <text:span text:style-name="T41">میباشد</text:span><text:line-break/>#<text:line-break/>#<text:line-break/>#<text:line-break/>#<text:line-break/>#<text:line-break/>#<text:lin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3.6.2$Linux_X86_64 LibreOffice_project/30$Build-2</meta:generator>
    <dc:date>2020-06-23T14:12:37.320807823</dc:date>
    <meta:editing-duration>PT13M53S</meta:editing-duration>
    <meta:editing-cycles>2</meta:editing-cycles>
    <meta:document-statistic meta:table-count="0" meta:image-count="0" meta:object-count="0" meta:page-count="2" meta:paragraph-count="37" meta:word-count="393" meta:character-count="2103" meta:non-whitespace-character-count="1700"/>
  </office:meta>
</office:document-meta>
</file>